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luno</text:span><text:span text:style-name="T2">: Ciro Anacleto Dias Junior<text:tab/><text:tab/><text:tab/><text:tab/><text:tab/><text:tab/></text:span><text:span text:style-name="T3">Data:</text:span><text:span text:style-name="T2"> 10/10/2013</text:span></text:p>
      <text:p text:style-name="P6"><text:span text:style-name="T3">Fase/Iteração:</text:span><text:span text:style-name="T2"> Iteração 2<text:tab/><text:tab/><text:tab/><text:tab/><text:tab/></text:span><text:span text:style-name="T3">Esforço Total:</text:span><text:span text:style-name="T2"> </text:span><text:span text:style-name="T2">20</text:span><text:span text:style-name="T2"> horas</text:span></text:p>
      <text:p text:style-name="P7"/>
      <text:p text:style-name="P6"><text:span text:style-name="T3">Atividade: </text:span><text:span text:style-name="T3">Estudo dos requisitos para definição da arquitetura inicial <text:s text:c="12"/></text:span><text:span text:style-name="T3">Esforço: </text:span><text:span text:style-name="T3">4</text:span><text:span text:style-name="T3"> horas</text:span></text:p>
      <text:p text:style-name="P7">Descrição: Estudo dos requisitos iniciais para definição da arquitetura.<text:tab/><text:tab/></text:p>
      <text:p text:style-name="P7">Produtos: Documento de Arqutietura</text:p>
      <text:p text:style-name="P7">Equipe: Hálisson Bruno / Ciro Anacleto</text:p>
      <text:p text:style-name="P8">Artefato: <text:s/>Não se aplica</text:p>
      <text:p text:style-name="P3"/>
      <text:p text:style-name="P6"><text:span text:style-name="T3">Atividade: Desenvolvimento do </text:span><text:span text:style-name="T3">Diagrama de módulos</text:span><text:span text:style-name="T2"><text:tab/><text:tab/><text:tab/></text:span><text:span text:style-name="T3">Esforço: </text:span><text:span text:style-name="T3">8</text:span><text:span text:style-name="T3"> horas</text:span></text:p>
      <text:p text:style-name="P7">Descrição: Desenvolver um diagrama de alto nível para representar os módulos do sistema.<text:tab/><text:tab/></text:p>
      <text:p text:style-name="P7">Produtos: Diagrama de módulos</text:p>
      <text:p text:style-name="P7">Equipe: Hálisson Bruno/ Ciro Anacleto</text:p>
      <text:p text:style-name="P4">Artefato: RELPREV_Diagrama_de_modulos</text:p>
      <text:p text:style-name="P4"/>
      <text:p text:style-name="P6"><text:span text:style-name="T3">Atividade: Desenvolvimento do </text:span><text:span text:style-name="T3">Documento de arquitetura</text:span><text:span text:style-name="T2"><text:tab/><text:tab/><text:tab/></text:span><text:span text:style-name="T3">Esforço: </text:span><text:span text:style-name="T3">8</text:span><text:span text:style-name="T3"> horas</text:span></text:p>
      <text:p text:style-name="P7">Descrição: Desenvolver <text:s/>o documento inicial da arquitetura do Relprev<text:tab/><text:tab/></text:p>
      <text:p text:style-name="P7">Produtos: Documento de arquitetura do sistema</text:p>
      <text:p text:style-name="P7">Equipe: Hálisson Bruno/ Ciro Anacleto</text:p>
      <text:p text:style-name="P4">Artefato: RELPREV_Documento_Arquite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5</meta:editing-cycles>
    <dc:date>2013-10-10T23:34:04</dc:date>
    <meta:editing-duration>P0D</meta:editing-duration>
    <dc:creator>Arcturus </dc:creator>
    <meta:document-statistic meta:table-count="0" meta:image-count="1" meta:object-count="0" meta:page-count="1" meta:paragraph-count="20" meta:word-count="133" meta:character-count="1044" meta:non-whitespace-character-count="898"/>
  </office:meta>
</office:document-meta>
</file>